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b1b" officeooo:paragraph-rsid="00026b1b"/>
    </style:style>
    <style:style style:name="P2" style:family="paragraph" style:parent-style-name="Standard">
      <style:text-properties officeooo:rsid="00026b1b" officeooo:paragraph-rsid="0003d745"/>
    </style:style>
    <style:style style:name="P3" style:family="paragraph" style:parent-style-name="Standard">
      <style:text-properties officeooo:rsid="00026b1b" officeooo:paragraph-rsid="0006a9b4"/>
    </style:style>
    <style:style style:name="P4" style:family="paragraph" style:parent-style-name="Standard">
      <style:text-properties officeooo:rsid="00026b1b" officeooo:paragraph-rsid="0007735d"/>
    </style:style>
    <style:style style:name="P5" style:family="paragraph" style:parent-style-name="Standard">
      <style:text-properties officeooo:rsid="0003d745" officeooo:paragraph-rsid="0003d745"/>
    </style:style>
    <style:style style:name="P6" style:family="paragraph" style:parent-style-name="Standard">
      <style:text-properties officeooo:rsid="0003d745" officeooo:paragraph-rsid="00055000"/>
    </style:style>
    <style:style style:name="P7" style:family="paragraph" style:parent-style-name="Standard">
      <style:text-properties officeooo:rsid="00055000" officeooo:paragraph-rsid="00055000"/>
    </style:style>
    <style:style style:name="P8" style:family="paragraph" style:parent-style-name="Standard">
      <style:text-properties officeooo:rsid="00055000" officeooo:paragraph-rsid="00068beb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26b1b" officeooo:paragraph-rsid="00026b1b"/>
    </style:style>
    <style:style style:name="T1" style:family="text">
      <style:text-properties officeooo:rsid="0003d745"/>
    </style:style>
    <style:style style:name="T2" style:family="text">
      <style:text-properties officeooo:rsid="00055000"/>
    </style:style>
    <style:style style:name="T3" style:family="text">
      <style:text-properties officeooo:rsid="0006a9b4"/>
    </style:style>
    <style:style style:name="T4" style:family="text">
      <style:text-properties officeooo:rsid="000773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rate your community as a place to live</text:p>
      <text:p text:style-name="P1">-how would you rate the economy in your community today? </text:p>
      <text:p text:style-name="P9"/>
      <text:p text:style-name="P1"/>
      <text:p text:style-name="P1">-Do you use the internet or email, at least occasionally?</text:p>
      <text:p text:style-name="P1"><text:tab/>-Do you access the internet on a cell phone, tablet or other mobile handheld device, at least <text:tab/>occasionally?</text:p>
      <text:p text:style-name="P1"><text:tab/>- About how often do you use the internet?</text:p>
      <text:p text:style-name="P1"><text:tab/>-Do you currently subscribe to internet service at HOME?</text:p>
      <text:p text:style-name="P2"><text:tab/>-<text:span text:style-name="T1">Use a social networking site like Facebook, Twitter or LinkedIn</text:span></text:p>
      <text:p text:style-name="P2"><text:tab/>-<text:span text:style-name="T1">Look online for information about a job</text:span></text:p>
      <text:p text:style-name="P2"/>
      <text:p text:style-name="P1">- Next, do you have a cell phone, or not?<text:tab/></text:p>
      <text:p text:style-name="P1"><text:s text:c="11"/>- Is your cell phone a smartphone such as an iPhone, Android, Blackberry or Windows</text:p>
      <text:p text:style-name="P1">phone, or are you not sure? </text:p>
      <text:p text:style-name="P1"/>
      <text:p text:style-name="P1">-What is the MAIN reason you don’t own a smartphone?</text:p>
      <text:p text:style-name="P1"/>
      <text:p text:style-name="P5">-Do you currently receive television via cable or satellite at home, or not?</text:p>
      <text:p text:style-name="P5">-Did you ever subscribe to a cable or satellite television package at home at some point</text:p>
      <text:p text:style-name="P5">in the past?</text:p>
      <text:p text:style-name="P5">-Have YOU, personally, ever used an online dating site such as Match.com, eHarmony, or</text:p>
      <text:p text:style-name="P5">OK Cupid?</text:p>
      <text:p text:style-name="P5"><text:tab/>-Have you ever used a dating app on your cell phone?</text:p>
      <text:p text:style-name="P6">-<text:span text:style-name="T2">Do you ever play video games on a computer, TV, game console, or portable device like</text:span></text:p>
      <text:p text:style-name="P7">a cell phone?</text:p>
      <text:p text:style-name="P7">- Are you now employed full-time, part-time, retired, or are you not employed for pay?</text:p>
      <text:p text:style-name="P7"><text:tab/>-How would you describe the place where you work?</text:p>
      <text:p text:style-name="P7"><text:tab/>- Would you say that the type of work you do primarily involves manual and physical</text:p>
      <text:p text:style-name="P7"><text:tab/>labor, or not?</text:p>
      <text:p text:style-name="P7"><text:tab/>-Thinking about the job or occupation that you work in now, how likely do you think it is</text:p>
      <text:p text:style-name="P7"><text:tab/>that job will exist in its current form in 50 years?</text:p>
      <text:p text:style-name="P7"><text:tab/>-Overall, how likely do you think it is that in the next 50 years, robots and computers will</text:p>
      <text:p text:style-name="P7"><text:tab/>do much of the work currently done by humans?</text:p>
      <text:p text:style-name="P1"/>
      <text:p text:style-name="P8">-Are you a full- or part-time student?</text:p>
      <text:p text:style-name="P8"><text:tab/>-how important is your smartphone when it comes to looking for job and career</text:p>
      <text:p text:style-name="P8"><text:tab/>resources?</text:p>
      <text:p text:style-name="P1">-<text:span text:style-name="T3">Disability</text:span></text:p>
      <text:p text:style-name="P1">-<text:span text:style-name="T3">Married</text:span></text:p>
      <text:p text:style-name="P3">-<text:span text:style-name="T3">How many adults age 18 and over currently live in your household,INCLUDING YOURSELF?</text:span></text:p>
      <text:p text:style-name="P3">-<text:span text:style-name="T3">Are you the parent or guardian of any children under age 18 now living in your household?</text:span></text:p>
      <text:p text:style-name="P3"/>
      <text:p text:style-name="P4">-<text:span text:style-name="T4">highest level of school you have completed or the highest degree you have received</text:span></text:p>
      <text:p text:style-name="P4"/>
      <text:p text:style-name="P4">-<text:span text:style-name="T4">RACE What is your race? Are you white, black, Asian, or some other race?</text:span></text:p>
      <text:p text:style-name="P4"/>
      <text:p text:style-name="P4">-<text:span text:style-name="T4">PARTY <text:s/>In politics TODAY, do you consider yourself a Republican, Democrat, or independent?</text:span></text:p>
      <text:p text:style-name="P4">-<text:span text:style-name="T4">INC <text:s/>Last year -- that is in 2014 -- what was your total family income from all sourc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5:55:28.017059753</meta:creation-date>
    <dc:date>2017-03-10T17:15:15.470392069</dc:date>
    <meta:editing-duration>PT8M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9" meta:word-count="412" meta:character-count="2280" meta:non-whitespace-character-count="1875"/>
  </office:meta>
</office:document-meta>
</file>